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Xeon CPU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init</text:p>
          </table:table-cell>
          <table:table-cell office:value-type="string">
            <text:p>load</text:p>
          </table:table-cell>
          <table:table-cell office:value-type="string">
            <text:p>compute </text:p>
          </table:table-cell>
          <table:table-cell office:value-type="string">
            <text:p>save</text:p>
          </table:table-cell>
        </table:table-row>
        <table:table-row table:style-name="ro1">
          <table:table-cell table:formula="of:=512*256*256*10" office:value-type="float" office:value="335544320">
            <text:p>335544320</text:p>
          </table:table-cell>
          <table:table-cell table:number-columns-repeated="2" office:value-type="float" office:value="0">
            <text:p>0</text:p>
          </table:table-cell>
          <table:table-cell office:value-type="float" office:value="0.279701">
            <text:p>0.279701</text:p>
          </table:table-cell>
          <table:table-cell office:value-type="float" office:value="0">
            <text:p>0</text:p>
          </table:table-cell>
        </table:table-row>
      </table:table>
      <table:table table:name="Xeon Phi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init</text:p>
          </table:table-cell>
          <table:table-cell office:value-type="string">
            <text:p>load</text:p>
          </table:table-cell>
          <table:table-cell office:value-type="string">
            <text:p>compute </text:p>
          </table:table-cell>
          <table:table-cell office:value-type="string">
            <text:p>save</text:p>
          </table:table-cell>
        </table:table-row>
        <table:table-row table:style-name="ro1">
          <table:table-cell table:formula="of:=512*256*256*10" office:value-type="float" office:value="335544320">
            <text:p>335544320</text:p>
          </table:table-cell>
          <table:table-cell office:value-type="float" office:value="0.595618">
            <text:p>0.595618</text:p>
          </table:table-cell>
          <table:table-cell office:value-type="float" office:value="0.060799">
            <text:p>0.060799</text:p>
          </table:table-cell>
          <table:table-cell office:value-type="float" office:value="0.688897">
            <text:p>0.688897</text:p>
          </table:table-cell>
          <table:table-cell office:value-type="float" office:value="0.031115">
            <text:p>0.031115</text:p>
          </table:table-cell>
        </table:table-row>
      </table:table>
      <table:table table:name="K20X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init</text:p>
          </table:table-cell>
          <table:table-cell office:value-type="string">
            <text:p>load</text:p>
          </table:table-cell>
          <table:table-cell office:value-type="string">
            <text:p>compute </text:p>
          </table:table-cell>
          <table:table-cell office:value-type="string">
            <text:p>save</text:p>
          </table:table-cell>
        </table:table-row>
        <table:table-row table:style-name="ro1">
          <table:table-cell table:formula="of:=512*256*256*10" office:value-type="float" office:value="335544320">
            <text:p>335544320</text:p>
          </table:table-cell>
          <table:table-cell office:value-type="float" office:value="0.17463">
            <text:p>0.17463</text:p>
          </table:table-cell>
          <table:table-cell office:value-type="float" office:value="0.146108">
            <text:p>0.146108</text:p>
          </table:table-cell>
          <table:table-cell office:value-type="float" office:value="0.046482">
            <text:p>0.046482</text:p>
          </table:table-cell>
          <table:table-cell office:value-type="float" office:value="0.041074">
            <text:p>0.041074</text:p>
          </table:table-cell>
        </table:table-row>
      </table:table>
      <table:table table:name="Intercomp" table:style-name="ta1">
        <table:shapes>
          <draw:frame draw:z-index="0" draw:style-name="gr1" svg:width="8.1189in" svg:height="3.5429in" svg:x="4.8839in" svg:y="0.5902in">
            <draw:object draw:notify-on-update-of-ranges="Intercomp.B1:Intercomp.E1 Intercomp.B3:Intercomp.E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/>
          <table:table-cell office:value-type="string" calcext:value-type="string">
            <text:p>2 × Xeon E5-2670</text:p>
          </table:table-cell>
          <table:table-cell office:value-type="string" calcext:value-type="string">
            <text:p>Xeon Phi 5110P</text:p>
          </table:table-cell>
          <table:table-cell office:value-type="string" calcext:value-type="string">
            <text:p>Radeon HD7970</text:p>
          </table:table-cell>
          <table:table-cell office:value-type="string" calcext:value-type="string">
            <text:p>Tesla K20X</text:p>
          </table:table-cell>
        </table:table-row>
        <table:table-row table:style-name="ro2">
          <table:table-cell table:formula="of:=512*256*256*10" office:value-type="float" office:value="335544320" calcext:value-type="float">
            <text:p>335544320</text:p>
          </table:table-cell>
          <table:table-cell office:value-type="float" office:value="0.279701" calcext:value-type="float">
            <text:p>0.279701</text:p>
          </table:table-cell>
          <table:table-cell office:value-type="float" office:value="0.688897" calcext:value-type="float">
            <text:p>0.688897</text:p>
          </table:table-cell>
          <table:table-cell office:value-type="float" office:value="0.050233" calcext:value-type="float">
            <text:p>0.050233</text:p>
          </table:table-cell>
          <table:table-cell office:value-type="float" office:value="0.046482" calcext:value-type="float">
            <text:p>0.046482</text:p>
          </table:table-cell>
        </table:table-row>
        <table:table-row table:style-name="ro2">
          <table:table-cell office:value-type="string" calcext:value-type="string">
            <text:p>Mpoints/sec</text:p>
          </table:table-cell>
          <table:table-cell table:formula="of:=[.A2]/[.B2]/1000/1000" office:value-type="float" office:value="1199.65363012646" calcext:value-type="float">
            <text:p>1199.6536301265</text:p>
          </table:table-cell>
          <table:table-cell table:formula="of:=[.A2]/[.C2]/1000/1000" office:value-type="float" office:value="487.07472960399" calcext:value-type="float">
            <text:p>487.074729604</text:p>
          </table:table-cell>
          <table:table-cell table:formula="of:=[.A2]/[.D2]/1000/1000" office:value-type="float" office:value="6679.75872434455" calcext:value-type="float">
            <text:p>6679.7587243446</text:p>
          </table:table-cell>
          <table:table-cell table:formula="of:=[.A2]/[.E2]/1000/1000" office:value-type="float" office:value="7218.80125640033" calcext:value-type="float">
            <text:p>7218.8012564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 style:data-style-name="N2" text:time-value="04:16:01.322906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Mae</meta:initial-creator>
    <meta:creation-date>2014-03-23T03:03:06</meta:creation-date>
    <dc:date>2014-07-01T04:22:35.343040106</dc:date>
    <meta:editing-duration>P2DT4H46M34S</meta:editing-duration>
    <meta:editing-cycles>15</meta:editing-cycles>
    <meta:generator>LibreOffice/4.2.4.2$Linux_X86_64 LibreOffice_project/420m0$Build-2</meta:generator>
    <meta:document-statistic meta:table-count="4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false"/>
      <style:graphic-properties draw:stroke="none" draw:fill-color="#004586" dr3d:edge-rounding="5%"/>
      <style:text-properties fo:font-size="14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0084d1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23cm" svg:height="9cm" xlink:href=".." xlink:type="simple" chart:class="chart:bar" chart:style-name="ch1">
        <chart:plot-area chart:style-name="ch2" table:cell-range-address="Intercomp.B1:Intercomp.E1 Intercomp.B3:Intercomp.E3" chart:data-source-has-labels="row" svg:x="1.62cm" svg:y="0.855cm" svg:width="18.179cm" svg:height="7.545cm">
          <chartooo:coordinate-region svg:x="2.612cm" svg:y="1.054cm" svg:width="17.187cm" svg:height="6.593cm"/>
          <chart:axis chart:dimension="x" chart:name="primary-x" chart:style-name="ch3" chartooo:axis-type="auto">
            <chartooo:date-scale/>
            <chart:categories table:cell-range-address="Intercomp.B1:Intercomp.E1"/>
          </chart:axis>
          <chart:axis chart:dimension="y" chart:name="primary-y" chart:style-name="ch4">
            <chart:title svg:x="0.451cm" svg:y="6.873cm" chart:style-name="ch5">
              <text:p>SP Mpoints per second</text:p>
            </chart:title>
            <chart:grid chart:style-name="ch6" chart:class="major"/>
          </chart:axis>
          <chart:series chart:style-name="ch7" chart:values-cell-range-address="Intercomp.B3:Intercomp.E3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× Xeon E5-2670</text:p>
                <draw:g>
                  <svg:desc>Intercomp.B1:Intercomp.E1</svg:desc>
                </draw:g>
              </table:table-cell>
              <table:table-cell office:value-type="string">
                <text:p>Xeon Phi 5110P</text:p>
              </table:table-cell>
              <table:table-cell office:value-type="string">
                <text:p>Radeon HD7970</text:p>
              </table:table-cell>
              <table:table-cell office:value-type="string">
                <text:p>Tesla K20X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99.65363012646">
                <text:p>1199.65363012646</text:p>
                <draw:g>
                  <svg:desc>Intercomp.B3:Intercomp.E3</svg:desc>
                </draw:g>
              </table:table-cell>
              <table:table-cell office:value-type="float" office:value="487.07472960399">
                <text:p>487.07472960399</text:p>
              </table:table-cell>
              <table:table-cell office:value-type="float" office:value="6679.75872434455">
                <text:p>6679.75872434455</text:p>
              </table:table-cell>
              <table:table-cell office:value-type="float" office:value="7218.80125640033">
                <text:p>7218.80125640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